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7" style:family="graphic" style:parent-style-name="standard">
      <style:graphic-properties draw:fill="solid" draw:fill-color="#faa61a" draw:textarea-horizontal-align="justify" draw:textarea-vertical-align="middle" draw:auto-grow-height="false" fo:min-height="1.526cm" fo:min-width="7.24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standard">
      <style:graphic-properties draw:fill="solid" draw:fill-color="#faa61a" draw:textarea-horizontal-align="justify" draw:textarea-vertical-align="middle" draw:auto-grow-height="false" fo:min-height="0.98cm" fo:min-width="7.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6" style:family="graphic" style:parent-style-name="standard">
      <style:graphic-properties draw:fill="solid" draw:fill-color="#fff200" draw:textarea-horizontal-align="justify" draw:textarea-vertical-align="middle" draw:auto-grow-height="false" fo:min-height="0.94cm" fo:min-width="6.882cm"/>
    </style:style>
    <style:style style:name="gr17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18" style:family="graphic" style:parent-style-name="standard">
      <style:graphic-properties draw:fill="solid" draw:fill-color="#faa61a" draw:textarea-horizontal-align="justify" draw:textarea-vertical-align="middle" draw:auto-grow-height="false" fo:min-height="0.94cm" fo:min-width="7.032cm"/>
    </style:style>
    <style:style style:name="gr19" style:family="graphic" style:parent-style-name="standard">
      <style:graphic-properties draw:fill="solid" draw:fill-color="#fff200" draw:textarea-horizontal-align="justify" draw:textarea-vertical-align="middle" draw:auto-grow-height="false" fo:min-height="0.792cm" fo:min-width="4.595cm"/>
    </style:style>
    <style:style style:name="gr20" style:family="graphic" style:parent-style-name="standard">
      <style:graphic-properties draw:fill="solid" draw:fill-color="#faa61a" draw:textarea-horizontal-align="justify" draw:textarea-vertical-align="middle" draw:auto-grow-height="false" fo:min-height="0.792cm" fo:min-width="4.5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66b3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aa61a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solid" draw:fill-color="#fff200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fff200"/>
      <style:paragraph-properties fo:text-align="center"/>
    </style:style>
    <style:style style:name="P12" style:family="paragraph">
      <loext:graphic-properties draw:fill="solid" draw:fill-color="#faa61a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97cm" svg:y1="2.54cm" svg:x2="14.097cm" svg:y2="9.017cm">
          <text:p/>
        </draw:line>
        <draw:frame draw:style-name="gr2" draw:text-style-name="P2" draw:layer="layout" svg:width="8.321cm" svg:height="0.962cm" svg:x="0.306cm" svg:y="3.911cm">
          <draw:text-box>
            <text:p><text:span text:style-name="T1">SecurityFilterChain</text:span></text:p>
          </draw:text-box>
        </draw:frame>
        <draw:custom-shape draw:style-name="gr3" draw:text-style-name="P4" draw:layer="layout" svg:width="6.985cm" svg:height="1.585cm" svg:x="1.266cm" svg:y="7.143cm">
          <text:p text:style-name="P3"><text:span text:style-name="T2">FilterSecurity</text:span><text:span text:style-name="T2"><text:line-break/></text:span><text:span text:style-name="T2">Intercepto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1cm" svg:y1="6.043cm" svg:x2="4.741cm" svg:y2="7.186cm" svg:d="M4741 6043v1143" svg:viewBox="0 0 1 1144">
          <text:p/>
        </draw:connector>
        <draw:custom-shape draw:style-name="gr5" draw:text-style-name="P5" draw:layer="layout" svg:width="8.1cm" svg:height="6.187cm" svg:x="0.641cm" svg:y="4.8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5.1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5.6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9.8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10.40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1cm" svg:y1="8.744cm" svg:x2="4.741cm" svg:y2="9.887cm" svg:d="M4741 8744v1143" svg:viewBox="0 0 1 1144">
          <text:p/>
        </draw:connector>
        <draw:custom-shape draw:style-name="gr7" draw:text-style-name="P7" draw:layer="layout" svg:width="7.747cm" svg:height="1.776cm" svg:x="10.33cm" svg:y="9.054cm">
          <text:p text:style-name="P3"><text:span text:style-name="T1">AccessDeci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0.962cm" svg:x="9.814cm" svg:y="11.114cm">
          <draw:text-box>
            <text:p><text:span text:style-name="T1">Authorized?</text:span></text:p>
          </draw:text-box>
        </draw:frame>
        <draw:custom-shape draw:style-name="gr8" draw:text-style-name="P1" draw:layer="layout" svg:width="1.143cm" svg:height="1.143cm" svg:x="13.553cm" svg:y="12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4.114cm" svg:y1="10.814cm" svg:x2="14.114cm" svg:y2="12.814cm">
          <text:p/>
        </draw:line>
        <draw:custom-shape draw:style-name="gr9" draw:text-style-name="P5" draw:layer="layout" svg:width="8.1cm" svg:height="2.278cm" svg:x="2.041cm" svg:y="15.6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112cm" svg:height="2.278cm" svg:x="10.457cm" svg:y="15.61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589cm" svg:y1="13.335cm" svg:x2="6.139cm" svg:y2="13.343cm">
          <text:p/>
        </draw:line>
        <draw:line draw:style-name="gr1" draw:text-style-name="P1" draw:layer="layout" svg:x1="6.113cm" svg:y1="13.334cm" svg:x2="6.114cm" svg:y2="15.714cm">
          <text:p/>
        </draw:line>
        <draw:line draw:style-name="gr1" draw:text-style-name="P1" draw:layer="layout" svg:x1="14.124cm" svg:y1="13.969cm" svg:x2="14.124cm" svg:y2="15.747cm">
          <text:p/>
        </draw:line>
        <draw:frame draw:style-name="gr12" draw:text-style-name="P2" draw:layer="layout" svg:width="2.619cm" svg:height="0.962cm" svg:x="6.089cm" svg:y="13.996cm">
          <draw:text-box>
            <text:p><text:span text:style-name="T1">Denied</text:span></text:p>
          </draw:text-box>
        </draw:frame>
        <draw:frame draw:style-name="gr13" draw:text-style-name="P2" draw:layer="layout" svg:width="3.072cm" svg:height="0.962cm" svg:x="14.169cm" svg:y="13.999cm">
          <draw:text-box>
            <text:p><text:span text:style-name="T1">Success</text:span></text:p>
          </draw:text-box>
        </draw:frame>
        <draw:custom-shape draw:style-name="gr14" draw:text-style-name="P7" draw:layer="layout" svg:width="7.62cm" svg:height="1.23cm" svg:x="2.289cm" svg:y="16.154cm">
          <text:p text:style-name="P3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6.937cm" svg:height="1.673cm" svg:x="10.659cm" svg:y="15.965cm">
          <draw:text-box>
            <text:p text:style-name="P8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11" draw:text-style-name="P1" draw:layer="layout" svg:x1="8.763cm" svg:y1="8.145cm" svg:x2="9.271cm" svg:y2="8.145cm">
          <text:p/>
        </draw:line>
        <draw:line draw:style-name="gr11" draw:text-style-name="P1" draw:layer="layout" svg:x1="9.271cm" svg:y1="8.145cm" svg:x2="9.271cm" svg:y2="2.54cm">
          <text:p/>
        </draw:line>
        <draw:line draw:style-name="gr11" draw:text-style-name="P1" draw:layer="layout" svg:x1="9.271cm" svg:y1="2.54cm" svg:x2="14.119cm" svg:y2="2.54cm">
          <text:p/>
        </draw:line>
        <draw:custom-shape draw:style-name="gr16" draw:text-style-name="P10" draw:layer="layout" svg:width="7.382cm" svg:height="1.19cm" svg:x="18.467cm" svg:y="3.81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6.686cm" svg:y1="4.445cm" svg:x2="18.442cm" svg:y2="4.445cm">
          <text:p/>
        </draw:line>
        <draw:custom-shape draw:style-name="gr18" draw:text-style-name="P7" draw:layer="layout" svg:width="7.532cm" svg:height="1.19cm" svg:x="18.468cm" svg:y="6.61cm">
          <text:p text:style-name="P3"><text:span text:style-name="T1">SecurityMetadataSourc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207cm" svg:height="1.154cm" svg:x="11.43cm" svg:y="3.81cm">
          <text:p text:style-name="P3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5.207cm" svg:height="1.154cm" svg:x="11.43cm" svg:y="5.211cm">
          <text:p text:style-name="P3"><text:span text:style-name="T1">Filt</text:span><text:span text:style-name="T1">erIn</text:span><text:span text:style-name="T1">voc</text:span><text:span text:style-name="T1">ati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5.207cm" svg:height="1.154cm" svg:x="11.43cm" svg:y="6.612cm">
          <text:p text:style-name="P3"><text:span text:style-name="T1">Config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6.687cm" svg:y1="7.245cm" svg:x2="18.443cm" svg:y2="7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2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8T11:14:26.993037498</dc:date>
    <meta:editing-duration>P7DT5H51M11S</meta:editing-duration>
    <meta:editing-cycles>42</meta:editing-cycles>
    <meta:generator>LibreOffice/6.0.7.3$Linux_X86_64 LibreOffice_project/00m0$Build-3</meta:generator>
    <meta:document-statistic meta:object-count="33"/>
  </office:meta>
</office:document-meta>
</file>